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41"/>
    <style:style style:name="ce5" style:family="table-cell" style:parent-style-name="Default" style:data-style-name="N1"/>
    <style:style style:name="ce7" style:family="table-cell" style:parent-style-name="Default" style:data-style-name="N140"/>
  </office:automatic-styles>
  <office:body>
    <office:spreadsheet>
      <table:calculation-settings table:automatic-find-labels="false" table:use-regular-expressions="false" table:use-wildcards="true"/>
      <table:table table:name="Power budget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n m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Avgcurrent</text:p>
          </table:table-cell>
          <table:table-cell table:style-name="ce1" table:formula="of:=[.B5]*1000*[.B3]/[.B4]/24/60/60" office:value-type="float" office:value="0.578703703703704" calcext:value-type="float">
            <text:p>0.58</text:p>
          </table:table-cell>
          <table:table-cell office:value-type="string" calcext:value-type="string">
            <text:p>µ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leep m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µA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 conso</text:p>
          </table:table-cell>
          <table:table-cell table:style-name="ce1" table:formula="of:=[.B8]+[.F5]" office:value-type="float" office:value="5.5787037037037" calcext:value-type="float">
            <text:p>5.58</text:p>
          </table:table-cell>
          <table:table-cell office:value-type="string" calcext:value-type="string">
            <text:p>µ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tt capac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cted T</text:p>
          </table:table-cell>
          <table:table-cell table:style-name="ce2" table:formula="of:=[.B13]/[.B11]*1000/24" office:value-type="float" office:value="1493.77593360996" calcext:value-type="float">
            <text:p>1493.8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</table:table>
      <table:table table:name="Accuracy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oad ce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/V FS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</text:p>
          </table:table-cell>
          <table:table-cell table:formula="of:=[.B6]*[.B5]" office:value-type="float" office:value="200" calcext:value-type="float">
            <text:p>200</text:p>
          </table:table-cell>
          <table:table-cell office:value-type="string" calcext:value-type="string">
            <text:p>kg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 counts</text:p>
          </table:table-cell>
          <table:table-cell table:formula="of:=2^[.B10]" office:value-type="float" office:value="65536" calcext:value-type="float">
            <text:p>65536</text:p>
          </table:table-cell>
          <table:table-cell table:number-columns-repeated="2"/>
          <table:table-cell office:value-type="string" calcext:value-type="string">
            <text:p>Rg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ain</text:p>
          </table:table-cell>
          <table:table-cell table:formula="of:=1+(2*[.F10]*1000/[.F11])" office:value-type="float" office:value="285.848484848485" calcext:value-type="float">
            <text:p>285.8484848484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 PGA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xt Gain</text:p>
          </table:table-cell>
          <table:table-cell table:formula="of:=[.F12]" office:value-type="float" office:value="285.848484848485" calcext:value-type="float">
            <text:p>285.84848484848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 FS</text:p>
          </table:table-cell>
          <table:table-cell table:formula="of:=[.B4]*[.B16]" office:value-type="float" office:value="3.3" calcext:value-type="float">
            <text:p>3.3</text:p>
          </table:table-cell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Vout Gain</text:p>
          </table:table-cell>
          <table:table-cell table:formula="of:=[.B17]*[.F14]" office:value-type="float" office:value="943.3" calcext:value-type="float">
            <text:p>943.3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ut PGA 16</text:p>
          </table:table-cell>
          <table:table-cell table:formula="of:=[.F17]*16" office:value-type="float" office:value="15092.8" calcext:value-type="float">
            <text:p>15092.8</text:p>
          </table:table-cell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Vout PGA 8</text:p>
          </table:table-cell>
          <table:table-cell table:formula="of:=[.F17]*8" office:value-type="float" office:value="7546.4" calcext:value-type="float">
            <text:p>7546.4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V FS + PGA</text:p>
          </table:table-cell>
          <table:table-cell table:formula="of:=[.B17]*[.B13]" office:value-type="float" office:value="52.8" calcext:value-type="float">
            <text:p>52.8</text:p>
          </table:table-cell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Count @FS</text:p>
          </table:table-cell>
          <table:table-cell table:style-name="ce5" table:formula="of:=[.F18]/[.B21]*1000" office:value-type="float" office:value="299733.860848485" calcext:value-type="float">
            <text:p>299734</text:p>
          </table:table-cell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Count @FS</text:p>
          </table:table-cell>
          <table:table-cell table:style-name="ce5" table:formula="of:=[.J18]/[.B21]*1000" office:value-type="float" office:value="149866.930424242" calcext:value-type="float">
            <text:p>149867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ff res</text:p>
          </table:table-cell>
          <table:table-cell table:style-name="ce7" table:formula="of:=[.B7]/[.F19]*1000" office:value-type="float" office:value="0.667258612136251" calcext:value-type="float">
            <text:p>0.66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Eff res</text:p>
          </table:table-cell>
          <table:table-cell table:style-name="ce7" table:formula="of:=[.B7]/[.J19]*1000" office:value-type="float" office:value="1.3345172242725" calcext:value-type="float">
            <text:p>1.33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table:style-name="ce5" table:formula="of:=[.B16]/[.B11]*1000000" office:value-type="float" office:value="50.35400390625" calcext:value-type="float">
            <text:p>50</text:p>
          </table:table-cell>
          <table:table-cell office:value-type="string" calcext:value-type="string">
            <text:p>µV/b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 @ FS</text:p>
          </table:table-cell>
          <table:table-cell table:style-name="ce5" table:formula="of:=[.B19]/[.B21]*1000" office:value-type="float" office:value="1048.576" calcext:value-type="float">
            <text:p>1049</text:p>
          </table:table-cell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Max Load</text:p>
          </table:table-cell>
          <table:table-cell table:style-name="ce2" table:formula="of:=MIN([.B16]*1000/[.F18]*[.B7];[.B7])" office:value-type="float" office:value="43.7294604049613" calcext:value-type="float">
            <text:p>43.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x Load</text:p>
          </table:table-cell>
          <table:table-cell table:style-name="ce2" table:formula="of:=MIN([.B7];[.B16]/[.J18]*1000*[.B7])" office:value-type="float" office:value="87.4589208099226" calcext:value-type="float">
            <text:p>87.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ff res</text:p>
          </table:table-cell>
          <table:table-cell table:style-name="ce7" table:formula="of:=[.B7]/[.B22]*1000" office:value-type="float" office:value="190.73486328125" calcext:value-type="float">
            <text:p>190.735</text:p>
          </table:table-cell>
          <table:table-cell office:value-type="string" calcext:value-type="string">
            <text:p>g/bit</text:p>
          </table:table-cell>
          <table:table-cell table:number-columns-repeated="8"/>
        </table:table-row>
      </table:table>
      <table:table table:name="Accuracy_2kg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oad ce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/V FS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</text:p>
          </table:table-cell>
          <table:table-cell table:formula="of:=[.B6]*[.B5]"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 counts</text:p>
          </table:table-cell>
          <table:table-cell table:formula="of:=2^[.B10]" office:value-type="float" office:value="65536" calcext:value-type="float">
            <text:p>65536</text:p>
          </table:table-cell>
          <table:table-cell table:number-columns-repeated="2"/>
          <table:table-cell office:value-type="string" calcext:value-type="string">
            <text:p>Rg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ain</text:p>
          </table:table-cell>
          <table:table-cell table:formula="of:=1+(2*[.F10]*1000/[.F11])" office:value-type="float" office:value="285.848484848485" calcext:value-type="float">
            <text:p>285.8484848484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 PGA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xt Gain</text:p>
          </table:table-cell>
          <table:table-cell table:formula="of:=[.F12]" office:value-type="float" office:value="285.848484848485" calcext:value-type="float">
            <text:p>285.84848484848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 FS</text:p>
          </table:table-cell>
          <table:table-cell table:formula="of:=[.B4]*[.B16]" office:value-type="float" office:value="3.3" calcext:value-type="float">
            <text:p>3.3</text:p>
          </table:table-cell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Vout Gain</text:p>
          </table:table-cell>
          <table:table-cell table:formula="of:=[.B17]*[.F14]" office:value-type="float" office:value="943.3" calcext:value-type="float">
            <text:p>943.3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ut PGA 16</text:p>
          </table:table-cell>
          <table:table-cell table:formula="of:=[.F17]*16" office:value-type="float" office:value="15092.8" calcext:value-type="float">
            <text:p>15092.8</text:p>
          </table:table-cell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Vout PGA 8</text:p>
          </table:table-cell>
          <table:table-cell table:formula="of:=[.F17]*8" office:value-type="float" office:value="7546.4" calcext:value-type="float">
            <text:p>7546.4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V FS + PGA</text:p>
          </table:table-cell>
          <table:table-cell table:formula="of:=[.B17]*[.B13]" office:value-type="float" office:value="52.8" calcext:value-type="float">
            <text:p>52.8</text:p>
          </table:table-cell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Count @FS</text:p>
          </table:table-cell>
          <table:table-cell table:style-name="ce5" table:formula="of:=[.F18]/[.B21]*1000" office:value-type="float" office:value="299733.860848485" calcext:value-type="float">
            <text:p>299734</text:p>
          </table:table-cell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Count @FS</text:p>
          </table:table-cell>
          <table:table-cell table:style-name="ce5" table:formula="of:=[.J18]/[.B21]*1000" office:value-type="float" office:value="149866.930424242" calcext:value-type="float">
            <text:p>149867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ff res</text:p>
          </table:table-cell>
          <table:table-cell table:style-name="ce7" table:formula="of:=[.B7]/[.F19]*1000" office:value-type="float" office:value="0.0066725861213625" calcext:value-type="float">
            <text:p>0.00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Eff res</text:p>
          </table:table-cell>
          <table:table-cell table:style-name="ce7" table:formula="of:=[.B7]/[.J19]*1000" office:value-type="float" office:value="0.013345172242725" calcext:value-type="float">
            <text:p>0.01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table:style-name="ce5" table:formula="of:=[.B16]/[.B11]*1000000" office:value-type="float" office:value="50.35400390625" calcext:value-type="float">
            <text:p>50</text:p>
          </table:table-cell>
          <table:table-cell office:value-type="string" calcext:value-type="string">
            <text:p>µV/b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 @ FS</text:p>
          </table:table-cell>
          <table:table-cell table:style-name="ce5" table:formula="of:=[.B19]/[.B21]*1000" office:value-type="float" office:value="1048.576" calcext:value-type="float">
            <text:p>1049</text:p>
          </table:table-cell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Max Load</text:p>
          </table:table-cell>
          <table:table-cell table:style-name="ce2" table:formula="of:=MIN([.B16]*1000/[.F18]*[.B7];[.B7])" office:value-type="float" office:value="0.437294604049613" calcext:value-type="float">
            <text:p>0.4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x Load</text:p>
          </table:table-cell>
          <table:table-cell table:style-name="ce2" table:formula="of:=MIN([.B7];[.B16]/[.J18]*1000*[.B7])" office:value-type="float" office:value="0.874589208099226" calcext:value-type="float">
            <text:p>0.9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ff res</text:p>
          </table:table-cell>
          <table:table-cell table:style-name="ce7" table:formula="of:=[.B7]/[.B22]*1000" office:value-type="float" office:value="1.9073486328125" calcext:value-type="float">
            <text:p>1.907</text:p>
          </table:table-cell>
          <table:table-cell office:value-type="string" calcext:value-type="string">
            <text:p>g/bit</text:p>
          </table:table-cell>
          <table:table-cell table:number-columns-repeated="8"/>
        </table:table-row>
      </table:table>
      <table:table table:name="Sampling speed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Int RC MC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m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office:value-type="string" calcext:value-type="string">
            <text:p>Fmax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office:value-type="string" calcext:value-type="string">
            <text:p>Fmid</text:p>
          </table:table-cell>
          <table:table-cell table:formula="of:=4.9152" office:value-type="float" office:value="4.9152" calcext:value-type="float">
            <text:p>4.9152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S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6:52:45.324509475</meta:creation-date>
    <dc:date>2023-04-23T22:20:36.102501313</dc:date>
    <meta:editing-duration>PT12H14M33S</meta:editing-duration>
    <meta:editing-cycles>10</meta:editing-cycles>
    <meta:generator>LibreOffice/7.5.2.2$Linux_X86_64 LibreOffice_project/50$Build-2</meta:generator>
    <meta:document-statistic meta:table-count="4" meta:cell-count="181" meta:object-count="0"/>
  </office:meta>
</office:document-meta>
</file>